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149cm" fo:min-width="0.21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bf0041" draw:marker-start-width="0.242cm" draw:marker-end-width="0.242cm" draw:fill-color="#ffffff" draw:textarea-horizontal-align="justify" draw:textarea-vertical-align="middle" draw:auto-grow-height="false" fo:min-height="0.149cm" fo:min-width="0.219cm" fo:padding-top="0.139cm" fo:padding-bottom="0.139cm" fo:padding-left="0.264cm" fo:padding-right="0.264cm"/>
      <style:paragraph-properties style:writing-mode="lr-tb"/>
    </style:style>
    <style:style style:name="gr6" style:family="graphic" style:parent-style-name="objectwithoutfill">
      <style:graphic-properties svg:stroke-color="#2a6099" draw:fill="solid" draw:textarea-vertical-align="middle"/>
    </style:style>
    <style:style style:name="gr7" style:family="graphic" style:parent-style-name="objectwithoutfill">
      <style:graphic-properties draw:stroke="dash" draw:stroke-dash="Dashed_20__28_var_29_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ashed_20__28_var_29_"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121cm" fo:min-width="0.191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1.008cm" fo:min-width="0.758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66cm" fo:min-width="1.024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bf0041" draw:marker-start-width="0.242cm" draw:marker-end-width="0.242cm" draw:fill-color="#ffffff" draw:textarea-horizontal-align="justify" draw:textarea-vertical-align="middle" draw:auto-grow-height="false" fo:min-height="1.008cm" fo:min-width="0.758cm" fo:padding-top="0.139cm" fo:padding-bottom="0.139cm" fo:padding-left="0.264cm" fo:padding-right="0.264cm"/>
      <style:paragraph-properties style:writing-mode="lr-tb"/>
    </style:style>
    <style:style style:name="gr13" style:family="graphic" style:parent-style-name="objectwithoutfill">
      <style:graphic-properties svg:stroke-width="0.028cm" draw:marker-start="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bf0041" draw:marker-start="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bf0041" draw:marker-start-width="0.242cm" draw:marker-end-width="0.242cm" draw:fill-color="#ffffff" draw:textarea-horizontal-align="justify" draw:textarea-vertical-align="middle" draw:auto-grow-height="false" fo:min-height="0.594cm" fo:min-width="0.295cm" fo:padding-top="0.139cm" fo:padding-bottom="0.139cm" fo:padding-left="0.264cm" fo:padding-right="0.264cm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028cm" svg:stroke-color="#000000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8.75cm" fo:min-width="12.087cm"/>
    </style:style>
    <style:style style:name="gr20" style:family="graphic" style:parent-style-name="objectwithoutfill">
      <style:graphic-properties svg:stroke-color="#000000" draw:fill="solid" draw:textarea-vertical-align="middle"/>
    </style:style>
    <style:style style:name="gr2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8.75cm" fo:min-width="14.613cm"/>
    </style:style>
    <style:style style:name="gr22" style:family="graphic" style:parent-style-name="standard">
      <style:graphic-properties draw:fill-color="#3465a4" draw:opacity="100%" draw:textarea-horizontal-align="justify" draw:textarea-vertical-align="middle" draw:auto-grow-height="false" fo:min-height="0.385cm" fo:min-width="3.31cm"/>
      <style:paragraph-properties style:writing-mode="lr-tb"/>
    </style:style>
    <style:style style:name="gr23" style:family="graphic" style:parent-style-name="standard">
      <style:graphic-properties svg:stroke-color="#2a6099" draw:fill-color="#b4c7dc" draw:textarea-horizontal-align="justify" draw:textarea-vertical-align="middle" draw:auto-grow-height="false" fo:min-height="0.38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0.164cm" fo:min-width="3.31cm"/>
    </style:style>
    <style:style style:name="gr25" style:family="graphic" style:parent-style-name="standard">
      <style:graphic-properties svg:stroke-width="0.028cm" svg:stroke-color="#3465a4" draw:marker-start-width="0.242cm" draw:marker-end-width="0.242cm" draw:fill="none" draw:textarea-vertical-align="middle" draw:auto-grow-height="false" fo:min-height="3.342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3465a4" draw:marker-start-width="0.242cm" draw:marker-end-width="0.242cm" draw:fill="none" draw:textarea-vertical-align="middle" draw:auto-grow-height="false" fo:min-height="10.914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objectwithoutfill">
      <style:graphic-properties svg:stroke-width="0.035cm" svg:stroke-color="#ff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28cm" draw:marker-start-width="0.242cm" draw:marker-end="Arrow_20_concave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style:paragraph-properties fo:text-align="center"/>
      <style:text-properties fo:color="#ffff38" fo:font-size="15pt" style:font-size-asian="15pt" style:font-size-complex="15pt"/>
    </style:style>
    <style:style style:name="P11" style:family="paragraph">
      <loext:graphic-properties draw:fill-color="#3465a4" draw:opacity="100%"/>
      <style:paragraph-properties fo:text-align="center"/>
      <style:text-properties fo:color="#ffff38"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38" fo:font-size="15pt" style:font-size-asian="15pt" style:font-size-complex="15pt"/>
    </style:style>
    <style:style style:name="P13" style:family="paragraph">
      <loext:graphic-properties draw:fill-color="#b4c7dc"/>
      <style:paragraph-properties fo:text-align="center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 fo:font-size="12pt" fo:background-color="#e8a202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color="#000000"/>
    </style:style>
    <style:style style:name="P18" style:family="paragraph">
      <loext:graphic-properties draw:fill="none" draw:fill-color="#ffffff"/>
      <style:text-properties fo:color="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38" fo:font-size="15pt" style:font-size-asian="15pt" style:font-size-complex="15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89cm" svg:y1="2.259cm" svg:x2="17.789cm" svg:y2="3.783cm">
          <text:p/>
        </draw:line>
        <draw:line draw:style-name="gr1" draw:text-style-name="P1" draw:layer="layout" svg:x1="17.789cm" svg:y1="3.783cm" svg:x2="28.315cm" svg:y2="3.783cm">
          <text:p/>
        </draw:line>
        <draw:custom-shape draw:style-name="gr2" draw:text-style-name="P3" draw:layer="layout" svg:width="1.143cm" svg:height="0.635cm" svg:x="18.394cm" svg:y="3.042cm">
          <text:p text:style-name="P2"><text:span text:style-name="T1">T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5" draw:layer="layout" svg:width="1.137cm" svg:height="0.763cm" svg:x="16.054cm" svg:y="2.948cm">
          <draw:text-box>
            <text:p text:style-name="P4"><text:span text:style-name="T2">PC</text:span></text:p>
          </draw:text-box>
        </draw:frame>
        <draw:line draw:style-name="gr1" draw:text-style-name="P1" draw:layer="layout" svg:x1="17.79cm" svg:y1="5.359cm" svg:x2="17.79cm" svg:y2="6.883cm">
          <text:p/>
        </draw:line>
        <draw:line draw:style-name="gr4" draw:text-style-name="P1" draw:layer="layout" svg:x1="17.79cm" svg:y1="6.883cm" svg:x2="28.316cm" svg:y2="6.883cm">
          <text:p/>
        </draw:line>
        <draw:custom-shape draw:style-name="gr2" draw:text-style-name="P3" draw:layer="layout" svg:width="1.143cm" svg:height="0.635cm" svg:x="19.565cm" svg:y="5.442cm">
          <text:p text:style-name="P6"><text:span text:style-name="T1">R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7.791cm" svg:y1="8.259cm" svg:x2="17.791cm" svg:y2="9.783cm">
          <text:p/>
        </draw:line>
        <draw:line draw:style-name="gr1" draw:text-style-name="P1" draw:layer="layout" svg:x1="17.791cm" svg:y1="9.783cm" svg:x2="28.317cm" svg:y2="9.783cm">
          <text:p/>
        </draw:line>
        <draw:custom-shape draw:style-name="gr5" draw:text-style-name="P3" draw:layer="layout" svg:width="1.143cm" svg:height="0.635cm" svg:x="21.908cm" svg:y="9.042cm">
          <text:p text:style-name="P2"><text:span text:style-name="T1">R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5" draw:layer="layout" svg:width="1.366cm" svg:height="0.763cm" svg:x="16.054cm" svg:y="5.949cm">
          <draw:text-box>
            <text:p text:style-name="P4"><text:span text:style-name="T2">CTL</text:span></text:p>
          </draw:text-box>
        </draw:frame>
        <draw:frame draw:style-name="gr3" draw:text-style-name="P5" draw:layer="layout" svg:width="1.62cm" svg:height="0.763cm" svg:x="16.054cm" svg:y="8.95cm">
          <draw:text-box>
            <text:p text:style-name="P4"><text:span text:style-name="T2">Quad</text:span></text:p>
          </draw:text-box>
        </draw:frame>
        <draw:line draw:style-name="gr6" draw:text-style-name="P1" draw:layer="layout" svg:x1="18.391cm" svg:y1="3.36cm" svg:x2="17.789cm" svg:y2="3.36cm">
          <text:p/>
        </draw:line>
        <draw:custom-shape draw:style-name="gr5" draw:text-style-name="P3" draw:layer="layout" svg:width="1.143cm" svg:height="0.635cm" svg:x="20.736cm" svg:y="6.145cm">
          <text:p text:style-name="P6"><text:span text:style-name="T1">T</text:span><text:span text:style-name="T1">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draw:layer="layout" svg:width="1.143cm" svg:height="0.635cm" svg:x="23.052cm" svg:y="9.042cm">
          <text:p text:style-name="P2"><text:span text:style-name="T1">T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draw:layer="layout" svg:width="1.143cm" svg:height="0.635cm" svg:x="24.22cm" svg:y="6.142cm">
          <text:p text:style-name="P2"><text:span text:style-name="T1">R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143cm" svg:height="0.635cm" svg:x="26.573cm" svg:y="3.042cm">
          <text:p text:style-name="P2"><text:span text:style-name="T1">R</text:span><text:span text:style-name="T1">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1" draw:layer="layout" svg:x1="19.551cm" svg:y1="3.36cm" svg:x2="19.551cm" svg:y2="5.758cm">
          <text:p/>
        </draw:line>
        <draw:line draw:style-name="gr7" draw:text-style-name="P1" draw:layer="layout" svg:x1="20.722cm" svg:y1="5.756cm" svg:x2="20.722cm" svg:y2="6.459cm">
          <text:p/>
        </draw:line>
        <draw:line draw:style-name="gr8" draw:text-style-name="P1" draw:layer="layout" svg:x1="21.893cm" svg:y1="6.46cm" svg:x2="21.893cm" svg:y2="9.358cm">
          <text:p/>
        </draw:line>
        <draw:line draw:style-name="gr8" draw:text-style-name="P1" draw:layer="layout" svg:x1="24.207cm" svg:y1="6.46cm" svg:x2="24.207cm" svg:y2="9.358cm">
          <text:p/>
        </draw:line>
        <draw:line draw:style-name="gr7" draw:text-style-name="P1" draw:layer="layout" svg:x1="26.548cm" svg:y1="3.355cm" svg:x2="26.548cm" svg:y2="6.458cm">
          <text:p/>
        </draw:line>
        <draw:line draw:style-name="gr6" draw:text-style-name="P1" draw:layer="layout" svg:x1="28.331cm" svg:y1="3.36cm" svg:x2="27.729cm" svg:y2="3.36cm">
          <text:p/>
        </draw:line>
        <draw:custom-shape draw:style-name="gr9" draw:text-style-name="P3" draw:layer="layout" svg:width="1.143cm" svg:height="0.635cm" svg:x="25.391cm" svg:y="6.143cm">
          <text:p text:style-name="P2"><text:span text:style-name="T1">Tx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3" xml:id="id2" draw:id="id2" draw:layer="layout" svg:width="1.778cm" svg:height="1.778cm" svg:x="22.037cm" svg:y="12.802cm">
          <text:p text:style-name="P2"><text:span text:style-name="T1">U</text:span><text:span text:style-name="T1">a</text:span><text:span text:style-name="T1">r</text:span><text:span text:style-name="T1">t</text:span><text:span text:style-name="T1"> </text:span><text:span text:style-name="T1">R</text:span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524cm" svg:height="1.016cm" svg:x="22.191cm" svg:y="11.008cm">
          <text:p text:style-name="P2">GUI</text:p>
          <draw:enhanced-geometry svg:viewBox="0 0 21600 21600" draw:type="rectangle" draw:enhanced-path="M 0 0 L 21600 0 21600 21600 0 21600 0 0 Z N"/>
        </draw:custom-shape>
        <draw:custom-shape draw:style-name="gr12" draw:text-style-name="P3" xml:id="id3" draw:id="id3" draw:layer="layout" svg:width="1.778cm" svg:height="1.778cm" svg:x="25.138cm" svg:y="14.803cm">
          <text:p text:style-name="P2"><text:span text:style-name="T1">R</text:span><text:span text:style-name="T1">a</text:span><text:span text:style-name="T1">d</text:span><text:span text:style-name="T1">i</text:span><text:span text:style-name="T1">o</text:span></text:p>
          <text:p text:style-name="P2"><text:span text:style-name="T1">E</text:span><text:span text:style-name="T1">v</text:span><text:span text:style-name="T1">e</text:span><text:span text:style-name="T1">n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778cm" svg:height="1.778cm" svg:x="23.539cm" svg:y="17.804cm">
          <text:p text:style-name="P2"><text:span text:style-name="T1">Send</text:span></text:p>
          <text:p text:style-name="P2"><text:span text:style-name="T1">c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5" draw:id="id5" draw:layer="layout" svg:width="1.778cm" svg:height="1.778cm" svg:x="20.54cm" svg:y="17.805cm">
          <text:p text:style-name="P2"><text:span text:style-name="T1">Q</text:span><text:span text:style-name="T1">ua</text:span><text:span text:style-name="T1">d</text:span></text:p>
          <text:p text:style-name="P2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" draw:id="id1" draw:layer="layout" svg:width="1.778cm" svg:height="1.778cm" svg:x="19.041cm" svg:y="14.806cm">
          <text:p text:style-name="P2"><text:span text:style-name="T1">Uart</text:span></text:p>
          <text:p text:style-name="P2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9.93cm" svg:y1="14.806cm" svg:x2="22.037cm" svg:y2="13.691cm" draw:start-shape="id1" draw:start-glue-point="4" draw:end-shape="id2" svg:d="M19930 14806c0-744 702-1115 2107-1115" svg:viewBox="0 0 2108 1116">
          <text:p/>
        </draw:connector>
        <draw:connector draw:style-name="gr13" draw:text-style-name="P1" draw:layer="layout" draw:type="curve" svg:x1="23.815cm" svg:y1="13.691cm" svg:x2="26.027cm" svg:y2="14.803cm" draw:start-shape="id2" draw:start-glue-point="10" draw:end-shape="id3" draw:end-glue-point="4" svg:d="M23815 13691c1475 0 2212 370 2212 1112" svg:viewBox="0 0 2213 1113">
          <text:p/>
        </draw:connector>
        <draw:connector draw:style-name="gr14" draw:text-style-name="P1" draw:layer="layout" draw:type="curve" svg:x1="26.027cm" svg:y1="16.581cm" svg:x2="25.317cm" svg:y2="18.693cm" draw:start-shape="id3" draw:start-glue-point="8" draw:end-shape="id4" draw:end-glue-point="10" svg:d="M26027 16581c0 1408-236 2112-710 2112" svg:viewBox="0 0 711 2113">
          <text:p/>
        </draw:connector>
        <draw:connector draw:style-name="gr14" draw:text-style-name="P1" draw:layer="layout" draw:type="curve" svg:x1="23.539cm" svg:y1="18.693cm" svg:x2="22.318cm" svg:y2="18.694cm" draw:start-shape="id4" draw:start-glue-point="6" draw:end-shape="id5" draw:end-glue-point="10" svg:d="M23539 18693c-915 0-305 1-1221 1" svg:viewBox="0 0 1222 2">
          <text:p/>
        </draw:connector>
        <draw:connector draw:style-name="gr14" draw:text-style-name="P1" draw:layer="layout" draw:type="curve" svg:x1="20.54cm" svg:y1="18.694cm" svg:x2="19.93cm" svg:y2="16.584cm" draw:start-shape="id5" draw:start-glue-point="6" draw:end-shape="id1" draw:end-glue-point="8" svg:d="M20540 18694c-407 0-610-703-610-2110" svg:viewBox="0 0 611 2111">
          <text:p/>
        </draw:connector>
        <draw:line draw:style-name="gr15" draw:text-style-name="P1" draw:layer="layout" svg:x1="22.958cm" svg:y1="12.034cm" svg:x2="22.958cm" svg:y2="12.796cm">
          <text:p/>
        </draw:line>
        <draw:custom-shape draw:style-name="gr16" draw:text-style-name="P3" xml:id="id6" draw:id="id6" draw:layer="layout" svg:width="1.163cm" svg:height="1.232cm" svg:x="21.141cm" svg:y="16.052cm">
          <text:p text:style-name="P2"><text:span text:style-name="T1">Time</text:span></text:p>
          <text:p text:style-name="P2"><text:span text:style-name="T1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21.723cm" svg:y1="16.052cm" svg:x2="20.819cm" svg:y2="15.695cm" draw:start-shape="id6" draw:start-glue-point="4" draw:end-shape="id1" draw:end-glue-point="10" svg:d="M21723 16052c0-238-301-357-904-357" svg:viewBox="0 0 905 358">
          <text:p/>
        </draw:connector>
        <draw:connector draw:style-name="gr14" draw:text-style-name="P1" draw:layer="layout" draw:type="curve" draw:line-skew="-0.664cm" svg:x1="22.058cm" svg:y1="18.065cm" svg:x2="22.134cm" svg:y2="17.104cm" draw:start-shape="id5" draw:start-glue-point="11" draw:end-shape="id6" draw:end-glue-point="9" svg:d="M22058 18065c166 0 128-961 76-961" svg:viewBox="0 0 121 962">
          <text:p/>
        </draw:connector>
        <draw:line draw:style-name="gr17" draw:text-style-name="P1" draw:layer="layout" svg:x1="18.378cm" svg:y1="3.361cm" svg:x2="18.378cm" svg:y2="2.264cm">
          <text:p/>
        </draw:line>
        <draw:line draw:style-name="gr17" draw:text-style-name="P1" draw:layer="layout" svg:x1="27.732cm" svg:y1="3.362cm" svg:x2="27.732cm" svg:y2="2.265cm">
          <text:p/>
        </draw:line>
        <draw:line draw:style-name="gr18" draw:text-style-name="P1" draw:layer="layout" svg:x1="23.743cm" svg:y1="2.245cm" svg:x2="27.739cm" svg:y2="2.245cm">
          <text:p/>
        </draw:line>
        <draw:line draw:style-name="gr18" draw:text-style-name="P1" draw:layer="layout" svg:x1="22.184cm" svg:y1="2.245cm" svg:x2="18.347cm" svg:y2="2.245cm">
          <text:p/>
        </draw:line>
        <draw:frame draw:style-name="gr3" draw:text-style-name="P8" draw:layer="layout" svg:width="2.022cm" svg:height="0.725cm" svg:x="21.966cm" svg:y="1.845cm">
          <draw:text-box>
            <text:p><text:span text:style-name="T1">&gt;100ms</text:span></text:p>
          </draw:text-box>
        </draw:frame>
        <draw:custom-shape draw:style-name="gr19" draw:text-style-name="P9" draw:layer="layout" svg:width="12.587cm" svg:height="19cm" svg:x="16.113cm" svg:y="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113cm" svg:y1="10.525cm" svg:x2="28.7cm" svg:y2="10.525cm">
          <text:p/>
        </draw:line>
        <draw:custom-shape draw:style-name="gr21" draw:text-style-name="P9" draw:layer="layout" svg:width="15.113cm" svg:height="19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2" draw:text-style-name="P11" draw:layer="layout" svg:width="3.81cm" svg:height="0.635cm" svg:x="5.953cm" svg:y="2.905cm">
          <text:p text:style-name="P10"><text:span text:style-name="T3">uar</text:span><text:span text:style-name="T3">t.c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.81cm" svg:height="0.635cm" svg:x="9.95cm" svg:y="2.905cm">
          <text:p text:style-name="P10"><text:span text:style-name="T3">radio.c(CTL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.81cm" svg:height="0.635cm" svg:x="13.946cm" svg:y="2.905cm">
          <text:p text:style-name="P12"><text:span text:style-name="T3">radio.c(Quad)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183cm" svg:height="0.635cm" svg:x="5.769cm" svg:y="2.9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183cm" svg:height="0.635cm" svg:x="9.766cm" svg:y="2.9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183cm" svg:height="0.635cm" svg:x="13.763cm" svg:y="2.9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0.414cm" svg:x="1.959cm" svg:y="3.5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.81cm" svg:height="0.635cm" svg:x="1.959cm" svg:y="2.905cm">
          <text:p text:style-name="P10"><text:span text:style-name="T3">Pytho</text:span><text:span text:style-name="T3">n GUI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0.414cm" svg:x="5.953cm" svg:y="3.5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0.414cm" svg:x="9.951cm" svg:y="3.5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10.414cm" svg:x="13.945cm" svg:y="3.539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92cm" svg:height="0.725cm" svg:x="2.27cm" svg:y="3.721cm">
          <draw:text-box>
            <text:p text:style-name="P14"><text:span text:style-name="T4">request</text:span></text:p>
          </draw:text-box>
        </draw:frame>
        <draw:frame draw:style-name="gr3" draw:text-style-name="P15" draw:layer="layout" svg:width="1.45cm" svg:height="0.725cm" svg:x="6.27cm" svg:y="3.722cm">
          <draw:text-box>
            <text:p text:style-name="P14"><text:span text:style-name="T4">p</text:span><text:span text:style-name="T4">e</text:span><text:span text:style-name="T4">n</text:span><text:span text:style-name="T4">d</text:span></text:p>
          </draw:text-box>
        </draw:frame>
        <draw:frame draw:style-name="gr3" draw:text-style-name="P15" draw:layer="layout" svg:width="1.869cm" svg:height="0.725cm" svg:x="6.27cm" svg:y="4.722cm">
          <draw:text-box>
            <text:p text:style-name="P14"><text:span text:style-name="T4">rece</text:span><text:span text:style-name="T4">ive</text:span></text:p>
          </draw:text-box>
        </draw:frame>
        <draw:frame draw:style-name="gr3" draw:text-style-name="P15" draw:layer="layout" svg:width="1.306cm" svg:height="0.725cm" svg:x="6.27cm" svg:y="5.723cm">
          <draw:text-box>
            <text:p text:style-name="P14"><text:span text:style-name="T4">post</text:span></text:p>
          </draw:text-box>
        </draw:frame>
        <draw:frame draw:style-name="gr3" draw:text-style-name="P15" draw:layer="layout" svg:width="1.45cm" svg:height="0.725cm" svg:x="10.27cm" svg:y="5.723cm">
          <draw:text-box>
            <text:p text:style-name="P14"><text:span text:style-name="T4">pend</text:span></text:p>
          </draw:text-box>
        </draw:frame>
        <draw:custom-shape draw:style-name="gr25" draw:text-style-name="P16" draw:layer="layout" svg:width="0.612cm" svg:height="3.788cm" draw:transform="rotate (1.5707963267949) translate (1.972cm 15.6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16" draw:layer="layout" svg:width="0.926cm" svg:height="11.806cm" draw:transform="rotate (1.5707963267949) translate (5.958cm 15.9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6" draw:layer="layout" svg:width="0.612cm" svg:height="3.788cm" draw:transform="rotate (1.5707963267949) translate (11.963cm 14.66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18" draw:layer="layout" svg:width="1.383cm" svg:height="0.962cm" svg:x="3.162cm" svg:y="15.807cm">
          <draw:text-box>
            <text:p text:style-name="P17"><text:span text:style-name="T5">P</text:span><text:span text:style-name="T5">C</text:span></text:p>
          </draw:text-box>
        </draw:frame>
        <draw:frame draw:style-name="gr27" draw:text-style-name="P18" draw:layer="layout" svg:width="1.383cm" svg:height="0.962cm" svg:x="11.163cm" svg:y="15.807cm">
          <draw:text-box>
            <text:p text:style-name="P17"><text:span text:style-name="T5">M</text:span><text:span text:style-name="T5">4</text:span></text:p>
          </draw:text-box>
        </draw:frame>
        <draw:frame draw:style-name="gr27" draw:text-style-name="P18" draw:layer="layout" svg:width="1.383cm" svg:height="0.962cm" svg:x="13.164cm" svg:y="14.507cm">
          <draw:text-box>
            <text:p text:style-name="P17"><text:span text:style-name="T5">M</text:span><text:span text:style-name="T5">0</text:span></text:p>
          </draw:text-box>
        </draw:frame>
        <draw:frame draw:style-name="gr3" draw:text-style-name="P15" draw:layer="layout" svg:width="1.306cm" svg:height="0.725cm" svg:x="10.27cm" svg:y="8.724cm">
          <draw:text-box>
            <text:p text:style-name="P14"><text:span text:style-name="T4">post</text:span></text:p>
          </draw:text-box>
        </draw:frame>
        <draw:frame draw:style-name="gr3" draw:text-style-name="P15" draw:layer="layout" svg:width="2.009cm" svg:height="0.725cm" svg:x="10.271cm" svg:y="6.723cm">
          <draw:text-box>
            <text:p text:style-name="P14"><text:span text:style-name="T4">trans</text:span><text:span text:style-name="T4">mit</text:span></text:p>
          </draw:text-box>
        </draw:frame>
        <draw:frame draw:style-name="gr3" draw:text-style-name="P15" draw:layer="layout" svg:width="1.869cm" svg:height="0.725cm" svg:x="10.272cm" svg:y="7.724cm">
          <draw:text-box>
            <text:p text:style-name="P14"><text:span text:style-name="T4">rec</text:span><text:span text:style-name="T4">eiv</text:span><text:span text:style-name="T4">e</text:span></text:p>
          </draw:text-box>
        </draw:frame>
        <draw:frame draw:style-name="gr3" draw:text-style-name="P15" draw:layer="layout" svg:width="1.45cm" svg:height="0.725cm" svg:x="2.27cm" svg:y="8.723cm">
          <draw:text-box>
            <text:p text:style-name="P14"><text:span text:style-name="T4">pen</text:span><text:span text:style-name="T4">d</text:span></text:p>
          </draw:text-box>
        </draw:frame>
        <draw:frame draw:style-name="gr3" draw:text-style-name="P15" draw:layer="layout" svg:width="1.45cm" svg:height="0.725cm" svg:x="6.27cm" svg:y="3.723cm">
          <draw:text-box>
            <text:p text:style-name="P14"><text:span text:style-name="T4">pen</text:span><text:span text:style-name="T4">d</text:span></text:p>
          </draw:text-box>
        </draw:frame>
        <draw:frame draw:style-name="gr3" draw:text-style-name="P15" draw:layer="layout" svg:width="1.45cm" svg:height="0.725cm" svg:x="6.27cm" svg:y="3.723cm">
          <draw:text-box>
            <text:p text:style-name="P14"><text:span text:style-name="T4">pend</text:span></text:p>
          </draw:text-box>
        </draw:frame>
        <draw:frame draw:style-name="gr3" draw:text-style-name="P15" draw:layer="layout" svg:width="1.869cm" svg:height="0.725cm" svg:x="14.272cm" svg:y="6.723cm">
          <draw:text-box>
            <text:p text:style-name="P14"><text:span text:style-name="T4">receive</text:span></text:p>
          </draw:text-box>
        </draw:frame>
        <draw:frame draw:style-name="gr3" draw:text-style-name="P15" draw:layer="layout" svg:width="2.009cm" svg:height="0.725cm" svg:x="14.273cm" svg:y="7.724cm">
          <draw:text-box>
            <text:p text:style-name="P14"><text:span text:style-name="T4">tr</text:span><text:span text:style-name="T4">a</text:span><text:span text:style-name="T4">n</text:span><text:span text:style-name="T4">s</text:span><text:span text:style-name="T4">m</text:span><text:span text:style-name="T4">it</text:span></text:p>
          </draw:text-box>
        </draw:frame>
        <draw:line draw:style-name="gr28" draw:text-style-name="P1" draw:layer="layout" svg:x1="3.997cm" svg:y1="4.117cm" svg:x2="5.769cm" svg:y2="4.117cm">
          <text:p/>
        </draw:line>
        <draw:line draw:style-name="gr28" draw:text-style-name="P1" draw:layer="layout" svg:x1="7.99cm" svg:y1="6.117cm" svg:x2="9.763cm" svg:y2="6.117cm">
          <text:p/>
        </draw:line>
        <draw:line draw:style-name="gr28" draw:text-style-name="P1" draw:layer="layout" svg:x1="9.763cm" svg:y1="9.117cm" svg:x2="3.72cm" svg:y2="9.117cm">
          <text:p/>
        </draw:line>
        <draw:line draw:style-name="gr29" draw:text-style-name="P1" draw:layer="layout" svg:x1="6.969cm" svg:y1="4.329cm" svg:x2="6.969cm" svg:y2="4.964cm">
          <text:p/>
        </draw:line>
        <draw:line draw:style-name="gr29" draw:text-style-name="P1" draw:layer="layout" svg:x1="6.969cm" svg:y1="5.307cm" svg:x2="6.969cm" svg:y2="5.942cm">
          <text:p/>
        </draw:line>
        <draw:line draw:style-name="gr29" draw:text-style-name="P1" draw:layer="layout" svg:x1="10.969cm" svg:y1="6.301cm" svg:x2="10.969cm" svg:y2="6.936cm">
          <text:p/>
        </draw:line>
        <draw:line draw:style-name="gr29" draw:text-style-name="P1" draw:layer="layout" svg:x1="14.969cm" svg:y1="7.295cm" svg:x2="14.969cm" svg:y2="7.93cm">
          <text:p/>
        </draw:line>
        <draw:line draw:style-name="gr29" draw:text-style-name="P1" draw:layer="layout" svg:x1="12.152cm" svg:y1="7.106cm" svg:x2="13.761cm" svg:y2="7.106cm">
          <text:p/>
        </draw:line>
        <draw:line draw:style-name="gr29" draw:text-style-name="P1" draw:layer="layout" svg:x1="13.754cm" svg:y1="8.106cm" svg:x2="12.145cm" svg:y2="8.1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5:16:45.868394693</meta:creation-date>
    <dc:date>2021-02-22T00:40:05.413646591</dc:date>
    <meta:editing-duration>PT3H43M46S</meta:editing-duration>
    <meta:editing-cycles>6</meta:editing-cycles>
    <meta:generator>LibreOffice/6.4.6.2$Linux_X86_64 LibreOffice_project/40$Build-2</meta:generator>
    <meta:document-statistic meta:object-count="86"/>
  </office:meta>
</office:document-meta>
</file>